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72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umber Of Native Methods</text:p>
          </table:table-cell>
          <table:table-cell table:style-name="ce1" office:value-type="string" calcext:value-type="string">
            <text:p>Number Of Non-Native Method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DI-master</text:p>
          </table:table-cell>
          <table:table-cell office:value-type="string" calcext:value-type="string">
            <text:p><text:span text:style-name="T1"><text:a xlink:href="https://github.com/zkwlx/ADI" xlink:type="simple">https://github.com/zkwlx/ADI</text:a></text:span>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zorba-master</text:p>
          </table:table-cell>
          <table:table-cell office:value-type="string" calcext:value-type="string">
            <text:p><text:span text:style-name="T1"><text:a xlink:href="https://github.com/mksh/jzorba" xlink:type="simple">https://github.com/mksh/jzorba</text:a>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pus-master</text:p>
          </table:table-cell>
          <table:table-cell office:value-type="string" calcext:value-type="string">
            <text:p><text:span text:style-name="T1"><text:a xlink:href="https://github.com/echocat/jopus" xlink:type="simple">https://github.com/echocat/jopus</text:a>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gg-master</text:p>
          </table:table-cell>
          <table:table-cell office:value-type="string" calcext:value-type="string">
            <text:p><text:span text:style-name="T1"><text:a xlink:href="https://github.com/echocat/jogg" xlink:type="simple">https://github.com/echocat/jogg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std-jni-master</text:p>
          </table:table-cell>
          <table:table-cell office:value-type="string" calcext:value-type="string">
            <text:p><text:span text:style-name="T1"><text:a xlink:href="https://github.com/luben/zstd-jni" xlink:type="simple">https://github.com/luben/zstd-jni</text:a></text:span>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a-master</text:p>
          </table:table-cell>
          <table:table-cell office:value-type="string" calcext:value-type="string">
            <text:p><text:span text:style-name="T1"><text:a xlink:href="https://github.com/rjeschke/jpa" xlink:type="simple">https://github.com/rjeschke/jpa</text:a>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waliAssimpBridge-master</text:p>
          </table:table-cell>
          <table:table-cell office:value-type="string" calcext:value-type="string">
            <text:p><text:span text:style-name="T1"><text:a xlink:href="https://github.com/contriteobserver/RajawaliAssimpBridge" xlink:type="simple">https://github.com/contriteobserver/RajawaliAssimpBridge</text:a></text:span>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q-jni-master</text:p>
          </table:table-cell>
          <table:table-cell office:value-type="string" calcext:value-type="string">
            <text:p><text:span text:style-name="T1"><text:a xlink:href="https://github.com/zeromq/zmq-jni" xlink:type="simple">https://github.com/zeromq/zmq-jni</text:a>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rtc-java-master</text:p>
          </table:table-cell>
          <table:table-cell office:value-type="string" calcext:value-type="string">
            <text:p><text:span text:style-name="T1"><text:a xlink:href="https://github.com/devopvoid/webrtc-java" xlink:type="simple">https://github.com/devopvoid/webrtc-java</text:a></text:span></text:p>
          </table:table-cell>
          <table:table-cell office:value-type="float" office:value="186" calcext:value-type="float">
            <text:p>186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tjblas-master</text:p>
          </table:table-cell>
          <table:table-cell office:value-type="string" calcext:value-type="string">
            <text:p><text:span text:style-name="T1"><text:a xlink:href="https://github.com/sadikovi/rustjblas" xlink:type="simple">https://github.com/sadikovi/rustjblas</text:a></text:span>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tPathfinder-master</text:p>
          </table:table-cell>
          <table:table-cell office:value-type="string" calcext:value-type="string">
            <text:p><text:span text:style-name="T1"><text:a xlink:href="https://github.com/tylertian123/RobotPathfinder" xlink:type="simple">https://github.com/tylertian123/RobotPathfinder</text:a></text:span></text:p>
          </table:table-cell>
          <table:table-cell office:value-type="float" office:value="39" calcext:value-type="float">
            <text:p>39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opusamp-master</text:p>
          </table:table-cell>
          <table:table-cell office:value-type="string" calcext:value-type="string">
            <text:p><text:span text:style-name="T1"><text:a xlink:href="https://github.com/PhilippeChepy/android-opusamp" xlink:type="simple">https://github.com/PhilippeChepy/android-opusamp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lsdrj-main</text:p>
          </table:table-cell>
          <table:table-cell office:value-type="string" calcext:value-type="string">
            <text:p><text:span text:style-name="T1"><text:a xlink:href="https://github.com/itdaniher/rtlsdrj" xlink:type="simple">https://github.com/itdaniher/rtlsdrj</text:a>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_examples-master</text:p>
          </table:table-cell>
          <table:table-cell office:value-type="string" calcext:value-type="string">
            <text:p><text:span text:style-name="T1"><text:a xlink:href="https://github.com/NullpointerWorks/jni_examples" xlink:type="simple">https://github.com/NullpointerWorks/jni_examples</text:a>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_core_jni-main</text:p>
          </table:table-cell>
          <table:table-cell office:value-type="string" calcext:value-type="string">
            <text:p><text:span text:style-name="T1"><text:a xlink:href="https://github.com/connectedway/of_core_jni" xlink:type="simple">https://github.com/connectedway/of_core_jni</text:a></text:span></text:p>
          </table:table-cell>
          <table:table-cell office:value-type="float" office:value="67" calcext:value-type="float">
            <text:p>6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-VPE-Platform-master</text:p>
          </table:table-cell>
          <table:table-cell office:value-type="string" calcext:value-type="string">
            <text:p><text:span text:style-name="T1"><text:a xlink:href="https://github.com/kyu-sz/LaS-VPE-Platform" xlink:type="simple">https://github.com/kyu-sz/LaS-VPE-Platform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ssl4j-master</text:p>
          </table:table-cell>
          <table:table-cell office:value-type="string" calcext:value-type="string">
            <text:p><text:span text:style-name="T1"><text:a xlink:href="https://github.com/sfuhrm/openssl4j" xlink:type="simple">https://github.com/sfuhrm/openssl4j</text:a>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SlashLirc-master</text:p>
          </table:table-cell>
          <table:table-cell office:value-type="string" calcext:value-type="string">
            <text:p><text:span text:style-name="T1"><text:a xlink:href="https://github.com/bengtmartensson/DevSlashLirc" xlink:type="simple">https://github.com/bengtmartensson/DevSlashLirc</text:a>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oCement-main</text:p>
          </table:table-cell>
          <table:table-cell office:value-type="string" calcext:value-type="string">
            <text:p><text:span text:style-name="T1"><text:a xlink:href="https://github.com/novelrt/FumoCement" xlink:type="simple">https://github.com/novelrt/FumoCement</text:a></text:span>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DevWithCpp-master</text:p>
          </table:table-cell>
          <table:table-cell office:value-type="string" calcext:value-type="string">
            <text:p><text:span text:style-name="T1"><text:a xlink:href="https://github.com/glumes/AndroidDevWithCpp" xlink:type="simple">https://github.com/glumes/AndroidDevWithCpp</text:a></text:span>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PageFlip-JNI-master</text:p>
          </table:table-cell>
          <table:table-cell office:value-type="string" calcext:value-type="string">
            <text:p><text:span text:style-name="T1"><text:a xlink:href="https://github.com/eschao/android-PageFlip-JNI" xlink:type="simple">https://github.com/eschao/android-PageFlip-JNI</text:a></text:span>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dbjni-master</text:p>
          </table:table-cell>
          <table:table-cell office:value-type="string" calcext:value-type="string">
            <text:p><text:span text:style-name="T1"><text:a xlink:href="https://github.com/ValleZ/leveldbjni" xlink:type="simple">https://github.com/ValleZ/leveldbjni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c-master</text:p>
          </table:table-cell>
          <table:table-cell office:value-type="string" calcext:value-type="string">
            <text:p><text:span text:style-name="T1"><text:a xlink:href="https://github.com/nmittu/ipc" xlink:type="simple">https://github.com/nmittu/ipc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DPhotoAndroidNative-master</text:p>
          </table:table-cell>
          <table:table-cell office:value-type="string" calcext:value-type="string">
            <text:p><text:span text:style-name="T1"><text:a xlink:href="https://github.com/Alegriabaile/3DPhotoAndroidNative" xlink:type="simple">https://github.com/Alegriabaile/3DPhotoAndroidNative</text:a>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al-warp-bindings-master</text:p>
          </table:table-cell>
          <table:table-cell office:value-type="string" calcext:value-type="string">
            <text:p><text:span text:style-name="T1"><text:a xlink:href="https://github.com/geotrellis/gdal-warp-bindings" xlink:type="simple">https://github.com/geotrellis/gdal-warp-bindings</text:a>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Demo-master</text:p>
          </table:table-cell>
          <table:table-cell office:value-type="string" calcext:value-type="string">
            <text:p><text:span text:style-name="T1"><text:a xlink:href="https://github.com/panda912/JniDemo" xlink:type="simple">https://github.com/panda912/JniDemo</text:a></text:span>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zelMixedLanguage-d5087f4a69eb01f1c7904a1e3efe00483455e4d4</text:p>
          </table:table-cell>
          <table:table-cell office:value-type="string" calcext:value-type="string">
            <text:p><text:span text:style-name="T2"><text:a xlink:href="https://github.com/yicm/BazelMixedLanguage" xlink:type="simple">https://github.com/yicm/BazelMixedLanguag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ouchToolkit-master</text:p>
          </table:table-cell>
          <table:table-cell office:value-type="string" calcext:value-type="string">
            <text:p><text:span text:style-name="T1"><text:a xlink:href="https://github.com/IanJohnArcher/JTouchToolkit" xlink:type="simple">https://github.com/IanJohnArcher/JTouchToolkit</text:a>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layer-master</text:p>
          </table:table-cell>
          <table:table-cell office:value-type="string" calcext:value-type="string">
            <text:p><text:span text:style-name="T1"><text:a xlink:href="https://github.com/GibbsQin/GPlayer" xlink:type="simple">https://github.com/GibbsQin/GPlayer</text:a>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noise-android-master</text:p>
          </table:table-cell>
          <table:table-cell office:value-type="string" calcext:value-type="string">
            <text:p><text:span text:style-name="T1"><text:a xlink:href="https://github.com/zhanghai/linenoise-android" xlink:type="simple">https://github.com/zhanghai/linenoise-android</text:a>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egkit-android-master</text:p>
          </table:table-cell>
          <table:table-cell office:value-type="string" calcext:value-type="string">
            <text:p><text:span text:style-name="T1"><text:a xlink:href="https://github.com/CameraKit/jpegkit-android" xlink:type="simple">https://github.com/CameraKit/jpegkit-android</text:a>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Touch4Android-master</text:p>
          </table:table-cell>
          <table:table-cell office:value-type="string" calcext:value-type="string">
            <text:p><text:span text:style-name="T1"><text:a xlink:href="https://github.com/noiary/SoundTouch4Android" xlink:type="simple">https://github.com/noiary/SoundTouch4Android</text:a>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detector-master</text:p>
          </table:table-cell>
          <table:table-cell office:value-type="string" calcext:value-type="string">
            <text:p><text:span text:style-name="T1"><text:a xlink:href="https://github.com/hhu-bsinfo/jdetector" xlink:type="simple">https://github.com/hhu-bsinfo/jdetector</text:a></text:span>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OQSTestApp-master</text:p>
          </table:table-cell>
          <table:table-cell office:value-type="string" calcext:value-type="string">
            <text:p><text:span text:style-name="T1"><text:a xlink:href="https://github.com/Hatzen/LibOQSTestApp" xlink:type="simple">https://github.com/Hatzen/LibOQSTestApp</text:a>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ljoystick4java-master</text:p>
          </table:table-cell>
          <table:table-cell office:value-type="string" calcext:value-type="string">
            <text:p><text:span text:style-name="T1"><text:a xlink:href="https://github.com/jessepav/sdljoystick4java" xlink:type="simple">https://github.com/jessepav/sdljoystick4java</text:a></text:span>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L2-Ndk-Opengles-SampleApp-master</text:p>
          </table:table-cell>
          <table:table-cell office:value-type="string" calcext:value-type="string">
            <text:p><text:span text:style-name="T1"><text:a xlink:href="https://github.com/regar007/SDL2-Ndk-Opengles-SampleApp" xlink:type="simple">https://github.com/regar007/SDL2-Ndk-Opengles-SampleApp</text:a></text:span>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k-master</text:p>
          </table:table-cell>
          <table:table-cell office:value-type="string" calcext:value-type="string">
            <text:p><text:span text:style-name="T1"><text:a xlink:href="https://github.com/suyimin/ndk" xlink:type="simple">https://github.com/suyimin/ndk</text:a></text:span></text:p>
          </table:table-cell>
          <table:table-cell office:value-type="float" office:value="82" calcext:value-type="float">
            <text:p>82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Helper-master</text:p>
          </table:table-cell>
          <table:table-cell office:value-type="string" calcext:value-type="string">
            <text:p><text:span text:style-name="T1"><text:a xlink:href="https://github.com/Pika960/JNIHelper" xlink:type="simple">https://github.com/Pika960/JNIHelper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ype-master</text:p>
          </table:table-cell>
          <table:table-cell office:value-type="string" calcext:value-type="string">
            <text:p><text:span text:style-name="T1"><text:a xlink:href="https://github.com/jpype-project/jpype" xlink:type="simple">https://github.com/jpype-project/jpyp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EffectRendering-master</text:p>
          </table:table-cell>
          <table:table-cell office:value-type="string" calcext:value-type="string">
            <text:p><text:span text:style-name="T1"><text:a xlink:href="https://github.com/VineshChauhan24/VideoEffectRendering" xlink:type="simple">https://github.com/VineshChauhan24/VideoEffectRendering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oe_recorder_sample-master</text:p>
          </table:table-cell>
          <table:table-cell office:value-type="string" calcext:value-type="string">
            <text:p><text:span text:style-name="T1"><text:a xlink:href="https://github.com/sheraz-nadeem/oboe_recorder_sample" xlink:type="simple">https://github.com/sheraz-nadeem/oboe_recorder_sample</text:a></text:span>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waliTollBridge-main</text:p>
          </table:table-cell>
          <table:table-cell office:value-type="string" calcext:value-type="string">
            <text:p><text:span text:style-name="T1"><text:a xlink:href="https://github.com/contriteobserver/RajawaliTollBridge" xlink:type="simple">https://github.com/contriteobserver/RajawaliTollBridge</text:a>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BusApp-master</text:p>
          </table:table-cell>
          <table:table-cell office:value-type="string" calcext:value-type="string">
            <text:p><text:span text:style-name="T1"><text:a xlink:href="https://github.com/AlekseiBazhenov/CanBusApp" xlink:type="simple">https://github.com/AlekseiBazhenov/CanBusApp</text:a>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_it_all-main</text:p>
          </table:table-cell>
          <table:table-cell office:value-type="string" calcext:value-type="string">
            <text:p><text:span text:style-name="T1"><text:a xlink:href="https://github.com/simonppg/Break_it_all" xlink:type="simple">https://github.com/simonppg/Break_it_all</text:a></text:span>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rtc-java-0.2.0</text:p>
          </table:table-cell>
          <table:table-cell office:value-type="string" calcext:value-type="string">
            <text:p><text:span text:style-name="T1"><text:a xlink:href="https://github.com/devopvoid/webrtc-java/releases/tag/v0.2.0" xlink:type="simple">https://github.com/devopvoid/webrtc-java/releases/tag/v0.2.0</text:a>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ni-bind-Release-0.1.0-alpha</text:p>
          </table:table-cell>
          <table:table-cell office:value-type="string" calcext:value-type="string">
            <text:p><text:span text:style-name="T1"><text:a xlink:href="https://github.com/google/jni-bind/releases/tag/Release-0.1.0-alpha" xlink:type="simple">https://github.com/google/jni-bind/releases/tag/Release-0.1.0-alpha</text:a></text:span>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CAN-javacan-1.2</text:p>
          </table:table-cell>
          <table:table-cell office:value-type="string" calcext:value-type="string">
            <text:p><text:span text:style-name="T1"><text:a xlink:href="https://github.com/pschichtel/JavaCAN/releases/tag/javacan-1.2" xlink:type="simple">https://github.com/pschichtel/JavaCAN/releases/tag/javacan-1.2</text:a>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zzer-0.9</text:p>
          </table:table-cell>
          <table:table-cell office:value-type="string" calcext:value-type="string">
            <text:p><text:span text:style-name="T1"><text:a xlink:href="https://github.com/CodeIntelligenceTesting/jazzer/releases/tag/v0.9" xlink:type="simple">https://github.com/CodeIntelligenceTesting/jazzer/releases/tag/v0.9</text:a></text:span>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ension_sdk_demo-master</text:p>
          </table:table-cell>
          <table:table-cell office:value-type="string" calcext:value-type="string">
            <text:p><text:span text:style-name="T1"><text:a xlink:href="https://github.com/AsteriskZuo/extension_sdk_demo" xlink:type="simple">https://github.com/AsteriskZuo/extension_sdk_demo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crypt-jni-master</text:p>
          </table:table-cell>
          <table:table-cell office:value-type="string" calcext:value-type="string">
            <text:p><text:span text:style-name="T1"><text:a xlink:href="https://github.com/wolfSSL/wolfcrypt-jni" xlink:type="simple">https://github.com/wolfSSL/wolfcrypt-jni</text:a></text:span></text:p>
          </table:table-cell>
          <table:table-cell office:value-type="float" office:value="248" calcext:value-type="float">
            <text:p>248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ot-master</text:p>
          </table:table-cell>
          <table:table-cell office:value-type="string" calcext:value-type="string">
            <text:p><text:span text:style-name="T1"><text:a xlink:href="https://github.com/pitcer/janot" xlink:type="simple">https://github.com/pitcer/janot</text:a>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CAN-master</text:p>
          </table:table-cell>
          <table:table-cell office:value-type="string" calcext:value-type="string">
            <text:p><text:a xlink:href="https://github.com/pschichtel/JavaCAN" xlink:type="simple">https://github.com/pschichtel/JavaCAN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ino-master</text:p>
          </table:table-cell>
          <table:table-cell office:value-type="string" calcext:value-type="string">
            <text:p><text:span text:style-name="T1"><text:a xlink:href="https://github.com/hhu-bsinfo/neutrino" xlink:type="simple">https://github.com/hhu-bsinfo/neutrino</text:a></text:span></text:p>
          </table:table-cell>
          <table:table-cell office:value-type="float" office:value="135" calcext:value-type="float">
            <text:p>135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ostal-master</text:p>
          </table:table-cell>
          <table:table-cell office:value-type="string" calcext:value-type="string">
            <text:p><text:span text:style-name="T1"><text:a xlink:href="https://github.com/openvenues/jpostal" xlink:type="simple">https://github.com/openvenues/jpostal</text:a>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SGX_Proj-master</text:p>
          </table:table-cell>
          <table:table-cell office:value-type="string" calcext:value-type="string">
            <text:p><text:span text:style-name="T1"><text:a xlink:href="https://github.com/sm67nono/Intel_SGX_Proj" xlink:type="simple">https://github.com/sm67nono/Intel_SGX_Proj</text:a></text:span>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k-someiplib-main</text:p>
          </table:table-cell>
          <table:table-cell office:value-type="string" calcext:value-type="string">
            <text:p><text:span text:style-name="T1"><text:a xlink:href="https://github.com/lixiaolia/ndk-someiplib" xlink:type="simple">https://github.com/lixiaolia/ndk-someiplib</text:a>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hpdf-AndroidLibrary-master</text:p>
          </table:table-cell>
          <table:table-cell office:value-type="string" calcext:value-type="string">
            <text:p><text:span text:style-name="T1"><text:a xlink:href="https://github.com/SteadfastInnovation/libhpdf-AndroidLibrary" xlink:type="simple">https://github.com/SteadfastInnovation/libhpdf-AndroidLibrary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pulse-android-master</text:p>
          </table:table-cell>
          <table:table-cell office:value-type="string" calcext:value-type="string">
            <text:p><text:span text:style-name="T1"><text:a xlink:href="https://github.com/hchapman/libpulse-android" xlink:type="simple">https://github.com/hchapman/libpulse-android</text:a></text:span>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iss-center-master</text:p>
          </table:table-cell>
          <table:table-cell office:value-type="string" calcext:value-type="string">
            <text:p><text:span text:style-name="T1"><text:a xlink:href="https://github.com/hacktmz/faiss-center" xlink:type="simple">https://github.com/hacktmz/faiss-center</text:a>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JNIDemo-master</text:p>
          </table:table-cell>
          <table:table-cell office:value-type="string" calcext:value-type="string">
            <text:p><text:a xlink:href="https://github.com/dingpengqiang/AndroidJNIDemo" xlink:type="simple">https://github.com/dingpengqiang/AndroidJNIDemo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lo-jniCallback-master</text:p>
          </table:table-cell>
          <table:table-cell office:value-type="string" calcext:value-type="string">
            <text:p><text:span text:style-name="T1"><text:a xlink:href="https://github.com/Jiangxuewu/hello-jniCallback" xlink:type="simple">https://github.com/Jiangxuewu/hello-jniCallback</text:a>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Zbar-JNI-Example-master</text:p>
          </table:table-cell>
          <table:table-cell office:value-type="string" calcext:value-type="string">
            <text:p><text:span text:style-name="T1"><text:a xlink:href="https://github.com/ndunks/Android-Zbar-JNI-Example" xlink:type="simple">https://github.com/ndunks/Android-Zbar-JNI-Example</text:a></text:span>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e-develop</text:p>
          </table:table-cell>
          <table:table-cell office:value-type="string" calcext:value-type="string">
            <text:p><text:span text:style-name="T1"><text:a xlink:href="https://github.com/osfans/trime" xlink:type="simple">https://github.com/osfans/trime</text:a></text:span></text:p>
          </table:table-cell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ssljni-master</text:p>
          </table:table-cell>
          <table:table-cell office:value-type="string" calcext:value-type="string">
            <text:p><text:span text:style-name="T1"><text:a xlink:href="https://github.com/wolfSSL/wolfssljni" xlink:type="simple">https://github.com/wolfSSL/wolfssljni</text:a></text:span></text:p>
          </table:table-cell>
          <table:table-cell office:value-type="float" office:value="241" calcext:value-type="float">
            <text:p>241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id-tree-sitter-main</text:p>
          </table:table-cell>
          <table:table-cell office:value-type="string" calcext:value-type="string">
            <text:p><text:span text:style-name="T1"><text:a xlink:href="https://github.com/AndroidIDEOfficial/android-tree-sitter" xlink:type="simple">https://github.com/AndroidIDEOfficial/android-tree-sitter</text:a></text:span>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Light-master</text:p>
          </table:table-cell>
          <table:table-cell office:value-type="string" calcext:value-type="string">
            <text:p><text:span text:style-name="T1"><text:a xlink:href="https://github.com/CurlSudoBash/LimeLight" xlink:type="simple">https://github.com/CurlSudoBash/LimeLight</text:a>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aNativeUtils-master</text:p>
          </table:table-cell>
          <table:table-cell office:value-type="string" calcext:value-type="string">
            <text:p><text:span text:style-name="T1"><text:a xlink:href="https://github.com/AlexanderSchuetz97/JavaNativeUtils" xlink:type="simple">https://github.com/AlexanderSchuetz97/JavaNativeUtils</text:a></text:span></text:p>
          </table:table-cell>
          <table:table-cell office:value-type="float" office:value="251" calcext:value-type="float">
            <text:p>251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dekind-MKL-master</text:p>
          </table:table-cell>
          <table:table-cell office:value-type="string" calcext:value-type="string">
            <text:p><text:span text:style-name="T1"><text:a xlink:href="https://github.com/stefan-zobel/dedekind-MKL" xlink:type="simple">https://github.com/stefan-zobel/dedekind-MKL</text:a></text:span></text:p>
          </table:table-cell>
          <table:table-cell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Plan-main</text:p>
          </table:table-cell>
          <table:table-cell office:value-type="string" calcext:value-type="string">
            <text:p><text:span text:style-name="T1"><text:a xlink:href="https://github.com/npweber/GrandPlan" xlink:type="simple">https://github.com/npweber/GrandPlan</text:a>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zelMixedLanguage-platform</text:p>
          </table:table-cell>
          <table:table-cell office:value-type="string" calcext:value-type="string">
            <text:p><text:span text:style-name="T1"><text:a xlink:href="https://github.com/yicm/BazelMixedLanguage" xlink:type="simple">https://github.com/yicm/BazelMixedLanguage</text:a>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19:10.335504462</meta:creation-date>
    <dc:date>2023-12-23T17:37:43.618104757</dc:date>
    <meta:editing-duration>PT51M47S</meta:editing-duration>
    <meta:editing-cycles>6</meta:editing-cycles>
    <meta:generator>LibreOffice/7.3.7.2$Linux_X86_64 LibreOffice_project/30$Build-2</meta:generator>
    <meta:document-statistic meta:table-count="1" meta:cell-count="284" meta:object-count="0"/>
  </office:meta>
</office:document-meta>
</file>